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ab3a" officeooo:paragraph-rsid="0013ab3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director Operator is “&gt;”</text:p>
      <text:p text:style-name="P1"/>
      <text:p text:style-name="P1">If you use “&gt;&gt;” that will <text:span text:style-name="T1">add</text:span><text:span text:style-name="T2"> it to the existing file</text:span></text:p>
      <text:p text:style-name="P1"/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5T11:50:48.609324816</meta:creation-date>
    <dc:date>2014-11-15T13:33:34.097374572</dc:date>
    <meta:editing-duration>PT1H27M35S</meta:editing-duration>
    <meta:editing-cycles>1</meta:editing-cycles>
    <meta:document-statistic meta:table-count="0" meta:image-count="0" meta:object-count="0" meta:page-count="1" meta:paragraph-count="2" meta:word-count="16" meta:character-count="79" meta:non-whitespace-character-count="65"/>
    <meta:generator>LibreOffice/4.2.7.2$Linux_X86_64 LibreOffice_project/420m0$Build-2</meta:generator>
  </office:meta>
</office:document-meta>
</file>